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8000002277751278A4214B098.png" manifest:media-type="image/png"/>
  <manifest:file-entry manifest:full-path="Pictures/10000201000001CD0000003BCDDF94C93D424E36.png" manifest:media-type="image/png"/>
  <manifest:file-entry manifest:full-path="Pictures/100002010000014300000025F458B2ACFD6380B6.png" manifest:media-type="image/png"/>
  <manifest:file-entry manifest:full-path="Pictures/10000201000000AE000000208F1B7395352A0BFE.png" manifest:media-type="image/png"/>
  <manifest:file-entry manifest:full-path="Pictures/10000201000004330000022DED6898FB43D16F37.png" manifest:media-type="image/png"/>
  <manifest:file-entry manifest:full-path="Pictures/100002010000018E00000021651606F3522005D2.png" manifest:media-type="image/png"/>
  <manifest:file-entry manifest:full-path="Pictures/1000020100000415000002DA75C812FCF126DF45.png" manifest:media-type="image/png"/>
  <manifest:file-entry manifest:full-path="Pictures/10000201000003EA00000293ED01A24DBAC24B76.png" manifest:media-type="image/png"/>
  <manifest:file-entry manifest:full-path="Pictures/10000201000003C9000002676E7660B87EA1A542.png" manifest:media-type="image/png"/>
  <manifest:file-entry manifest:full-path="Pictures/1000020100000375000000D4EF7BD68F29C46D18.png" manifest:media-type="image/png"/>
  <manifest:file-entry manifest:full-path="Pictures/10000201000003C20000025F2B0590B8EFA8DFB3.png" manifest:media-type="image/png"/>
  <manifest:file-entry manifest:full-path="Pictures/10000000000009B100000DB5AF152A3889D36C93.jpg" manifest:media-type="image/jpeg"/>
  <manifest:file-entry manifest:full-path="Pictures/10000000000009B100000DB5BFA3EEF3475F9C86.jpg" manifest:media-type="image/jpeg"/>
  <manifest:file-entry manifest:full-path="Pictures/100002010000027D0000008CD5FA2E93AA1AC037.png" manifest:media-type="image/png"/>
  <manifest:file-entry manifest:full-path="Pictures/10000201000004010000014043DF401405E78204.png" manifest:media-type="image/png"/>
  <manifest:file-entry manifest:full-path="Pictures/100002010000024C00000064ACD2579D747C4493.png" manifest:media-type="image/png"/>
  <manifest:file-entry manifest:full-path="Pictures/10000201000002690000005F502AED1854315C3B.png" manifest:media-type="image/png"/>
  <manifest:file-entry manifest:full-path="Pictures/10000201000001A10000001EE6D9C8010DB00D99.png" manifest:media-type="image/png"/>
  <manifest:file-entry manifest:full-path="Pictures/10000201000000AB0000002AC6CA0B59E4D09F32.png" manifest:media-type="image/png"/>
  <manifest:file-entry manifest:full-path="Pictures/100002010000019F00000020A0060F29FB8C1B05.png" manifest:media-type="image/png"/>
  <manifest:file-entry manifest:full-path="Pictures/10000201000000D30000001E12A406C42AD565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bfe5"/>
    </style:style>
    <style:style style:name="P2" style:family="paragraph">
      <loext:graphic-properties draw:fill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1.266cm" fo:min-width="5.5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834cm" fo:min-width="4.4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0.637cm" fo:min-width="6.4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0.709cm" fo:min-width="4.2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0.96cm" fo:min-width="7.5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1.356cm" fo:min-width="7.3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0.794cm" fo:min-width="7.4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3.787cm" fo:min-width="6.3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1.769cm" fo:min-width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2.381cm" fo:min-width="7.5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="none" draw:textarea-horizontal-align="justify" draw:textarea-vertical-align="middle" draw:auto-grow-height="false" fo:min-height="5.623cm" fo:min-width="8.0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1.619cm" fo:min-width="5.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5.094cm" fo:min-width="5.8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0.519cm" fo:min-width="5.4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2.288cm" fo:min-width="6.5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000000" draw:fill="none" draw:textarea-horizontal-align="justify" draw:textarea-vertical-align="middle" draw:auto-grow-height="false" fo:min-height="1.339cm" fo:min-width="7.5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1.852cm" fo:min-width="7.8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0000" draw:fill="none" draw:textarea-horizontal-align="justify" draw:textarea-vertical-align="middle" draw:auto-grow-height="false" fo:min-height="3.455cm" fo:min-width="3.3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="none" draw:textarea-horizontal-align="justify" draw:textarea-vertical-align="middle" draw:auto-grow-height="false" fo:min-height="0.711cm" fo:min-width="6.6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="none" draw:textarea-horizontal-align="justify" draw:textarea-vertical-align="middle" draw:auto-grow-height="false" fo:min-height="1.042cm" fo:min-width="2.0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0.843cm" fo:min-width="4.2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000000" draw:fill="none" draw:textarea-horizontal-align="justify" draw:textarea-vertical-align="middle" draw:auto-grow-height="false" fo:min-height="0.977cm" fo:min-width="2.5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000000" draw:fill="none" draw:textarea-horizontal-align="justify" draw:textarea-vertical-align="middle" draw:auto-grow-height="false" fo:min-height="0.942cm" fo:min-width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000000" draw:fill="none" draw:textarea-horizontal-align="justify" draw:textarea-vertical-align="middle" draw:auto-grow-height="false" fo:min-height="1.169cm" fo:min-width="7.0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000000" draw:fill="none" draw:textarea-horizontal-align="justify" draw:textarea-vertical-align="middle" draw:auto-grow-height="false" fo:min-height="3.44cm" fo:min-width="9.7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000000" draw:fill="none" draw:textarea-horizontal-align="justify" draw:textarea-vertical-align="middle" draw:auto-grow-height="false" fo:min-height="1.901cm" fo:min-width="9.7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color="#000000" draw:fill="none" draw:textarea-horizontal-align="justify" draw:textarea-vertical-align="middle" draw:auto-grow-height="false" fo:min-height="2.628cm" fo:min-width="9.8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000000" draw:fill="none" draw:textarea-horizontal-align="justify" draw:textarea-vertical-align="middle" draw:auto-grow-height="false" fo:min-height="6.301cm" fo:min-width="11.6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svg:stroke-color="#000000" draw:fill="none" draw:textarea-horizontal-align="justify" draw:textarea-vertical-align="middle" draw:auto-grow-height="false" fo:min-height="4.464cm" fo:min-width="7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svg:stroke-color="#000000" draw:fill="none" draw:textarea-horizontal-align="justify" draw:textarea-vertical-align="middle" draw:auto-grow-height="false" fo:min-height="3.688cm" fo:min-width="8.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svg:stroke-color="#000000" draw:fill="none" draw:textarea-horizontal-align="justify" draw:textarea-vertical-align="middle" draw:auto-grow-height="false" fo:min-height="5.258cm" fo:min-width="10.1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svg:stroke-color="#000000" draw:fill="none" draw:textarea-horizontal-align="justify" draw:textarea-vertical-align="middle" draw:auto-grow-height="false" fo:min-height="6.417cm" fo:min-width="11.0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10" text:anchor-type="page" text:anchor-page-number="3" svg:x="1.346cm" svg:y="9.772cm" svg:width="10.236cm" svg:height="7.149cm" draw:z-index="36">
        <draw:image xlink:href="Pictures/1000020100000415000002DA75C812FCF126DF45.png" xlink:type="simple" xlink:show="embed" xlink:actuate="onLoad" loext:mime-type="image/png"/>
      </draw:frame>
      <draw:frame draw:style-name="fr6" draw:name="Image6" text:anchor-type="page" text:anchor-page-number="3" svg:x="13.035cm" svg:y="2.268cm" svg:width="7.338cm" svg:height="4.657cm" draw:z-index="35">
        <draw:image xlink:href="Pictures/10000201000003C9000002676E7660B87EA1A542.png" xlink:type="simple" xlink:show="embed" xlink:actuate="onLoad" loext:mime-type="image/png"/>
      </draw:frame>
      <draw:frame draw:style-name="fr6" draw:name="Image9" text:anchor-type="page" text:anchor-page-number="2" svg:x="14.007cm" svg:y="11.857cm" svg:width="6.994cm" svg:height="1.676cm" draw:z-index="34">
        <draw:image xlink:href="Pictures/1000020100000375000000D4EF7BD68F29C46D18.png" xlink:type="simple" xlink:show="embed" xlink:actuate="onLoad" loext:mime-type="image/png"/>
      </draw:frame>
      <draw:frame draw:style-name="fr6" draw:name="Image8" text:anchor-type="page" text:anchor-page-number="2" svg:x="12.654cm" svg:y="13.531cm" svg:width="8.347cm" svg:height="5.267cm" draw:z-index="33">
        <draw:image xlink:href="Pictures/10000201000003C20000025F2B0590B8EFA8DFB3.png" xlink:type="simple" xlink:show="embed" xlink:actuate="onLoad" loext:mime-type="image/png"/>
      </draw:frame>
      <draw:frame draw:style-name="fr7" draw:name="Image5" text:anchor-type="page" text:anchor-page-number="2" svg:x="8.135cm" svg:y="18.796cm" svg:width="12.866cm" svg:height="8.461cm" draw:z-index="4">
        <draw:image xlink:href="Pictures/10000201000003EA00000293ED01A24DBAC24B76.png" xlink:type="simple" xlink:show="embed" xlink:actuate="onLoad" loext:mime-type="image/png"/>
      </draw:frame>
      <text:p text:style-name="Standard"><draw:custom-shape text:anchor-type="paragraph" draw:z-index="5" draw:name="Shape1" draw:style-name="gr32" draw:text-style-name="P2" svg:width="11.013cm" svg:height="6.418cm" svg:x="7.987cm" svg:y="9.553cm"><text:p/><draw:enhanced-geometry svg:viewBox="0 0 21600 21600" draw:type="rectangle" draw:enhanced-path="M 0 0 L 21600 0 21600 21600 0 21600 0 0 Z N"/></draw:custom-shape><draw:custom-shape text:anchor-type="paragraph" draw:z-index="6" draw:name="Shape2" draw:style-name="gr31" draw:text-style-name="P2" svg:width="10.185cm" svg:height="5.259cm" svg:x="8.816cm" svg:y="16.06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3" draw:style-name="gr30" draw:text-style-name="P2" svg:width="8.351cm" svg:height="3.689cm" svg:x="-2cm" svg:y="23.775cm"><text:p/><draw:enhanced-geometry svg:viewBox="0 0 21600 21600" draw:type="rectangle" draw:enhanced-path="M 0 0 L 21600 0 21600 21600 0 21600 0 0 Z N"/></draw:custom-shape><draw:custom-shape text:anchor-type="paragraph" draw:z-index="8" draw:name="Shape4" draw:style-name="gr29" draw:text-style-name="P2" svg:width="7.573cm" svg:height="4.465cm" svg:x="-2cm" svg:y="19.096cm"><text:p/><draw:enhanced-geometry svg:viewBox="0 0 21600 21600" draw:type="rectangle" draw:enhanced-path="M 0 0 L 21600 0 21600 21600 0 21600 0 0 Z N"/></draw:custom-shape><draw:custom-shape text:anchor-type="paragraph" draw:z-index="9" draw:name="Shape5" draw:style-name="gr28" draw:text-style-name="P2" svg:width="11.672cm" svg:height="6.301cm" svg:x="7.327cm" svg:y="21.327cm"><text:p/><draw:enhanced-geometry svg:viewBox="0 0 21600 21600" draw:type="rectangle" draw:enhanced-path="M 0 0 L 21600 0 21600 21600 0 21600 0 0 Z N"/></draw:custom-shape><draw:custom-shape text:anchor-type="paragraph" draw:z-index="10" draw:name="Shape6" draw:style-name="gr27" draw:text-style-name="P2" svg:width="9.84cm" svg:height="2.629cm" svg:x="-2cm" svg:y="12.25cm"><text:p/><draw:enhanced-geometry svg:viewBox="0 0 21600 21600" draw:type="rectangle" draw:enhanced-path="M 0 0 L 21600 0 21600 21600 0 21600 0 0 Z N"/></draw:custom-shape><draw:custom-shape text:anchor-type="paragraph" draw:z-index="11" draw:name="Shape7" draw:style-name="gr26" draw:text-style-name="P2" svg:width="9.707cm" svg:height="1.902cm" svg:x="-2cm" svg:y="6.793cm"><text:p/><draw:enhanced-geometry svg:viewBox="0 0 21600 21600" draw:type="rectangle" draw:enhanced-path="M 0 0 L 21600 0 21600 21600 0 21600 0 0 Z N"/></draw:custom-shape><draw:custom-shape text:anchor-type="paragraph" draw:z-index="12" draw:name="Shape8" draw:style-name="gr25" draw:text-style-name="P2" svg:width="9.723cm" svg:height="3.44cm" svg:x="-2cm" svg:y="8.694cm"><text:p/><draw:enhanced-geometry svg:viewBox="0 0 21600 21600" draw:type="rectangle" draw:enhanced-path="M 0 0 L 21600 0 21600 21600 0 21600 0 0 Z N"/></draw:custom-shape><draw:custom-shape text:anchor-type="paragraph" draw:z-index="13" draw:name="Shape9" draw:style-name="gr24" draw:text-style-name="P2" svg:width="7.06cm" svg:height="1.17cm" svg:x="5.92cm" svg:y="-2cm"><text:p/><draw:enhanced-geometry svg:viewBox="0 0 21600 21600" draw:type="rectangle" draw:enhanced-path="M 0 0 L 21600 0 21600 21600 0 21600 0 0 Z N"/></draw:custom-shape><draw:custom-shape text:anchor-type="paragraph" draw:z-index="14" draw:name="Shape10" draw:style-name="gr23" draw:text-style-name="P2" svg:width="2.25cm" svg:height="0.943cm" svg:x="5.92cm" svg:y="-0.831cm"><text:p/><draw:enhanced-geometry svg:viewBox="0 0 21600 21600" draw:type="rectangle" draw:enhanced-path="M 0 0 L 21600 0 21600 21600 0 21600 0 0 Z N"/></draw:custom-shape><draw:custom-shape text:anchor-type="paragraph" draw:z-index="15" draw:name="Shape11" draw:style-name="gr22" draw:text-style-name="P2" svg:width="2.565cm" svg:height="0.978cm" svg:x="5.969cm" svg:y="0.425cm"><text:p/><draw:enhanced-geometry svg:viewBox="0 0 21600 21600" draw:type="rectangle" draw:enhanced-path="M 0 0 L 21600 0 21600 21600 0 21600 0 0 Z N"/></draw:custom-shape><draw:custom-shape text:anchor-type="paragraph" draw:z-index="16" draw:name="Shape12" draw:style-name="gr21" draw:text-style-name="P2" svg:width="4.234cm" svg:height="0.844cm" svg:x="8.666cm" svg:y="-0.616cm"><text:p/><draw:enhanced-geometry svg:viewBox="0 0 21600 21600" draw:type="rectangle" draw:enhanced-path="M 0 0 L 21600 0 21600 21600 0 21600 0 0 Z N"/></draw:custom-shape><draw:custom-shape text:anchor-type="paragraph" draw:z-index="17" draw:name="Shape13" draw:style-name="gr20" draw:text-style-name="P2" svg:width="2.052cm" svg:height="1.043cm" svg:x="5.92cm" svg:y="2.046cm"><text:p/><draw:enhanced-geometry svg:viewBox="0 0 21600 21600" draw:type="rectangle" draw:enhanced-path="M 0 0 L 21600 0 21600 21600 0 21600 0 0 Z N"/></draw:custom-shape><draw:custom-shape text:anchor-type="paragraph" draw:z-index="18" draw:name="Shape14" draw:style-name="gr19" draw:text-style-name="P2" svg:width="6.665cm" svg:height="0.712cm" svg:x="5.756cm" svg:y="3.138cm"><text:p/><draw:enhanced-geometry svg:viewBox="0 0 21600 21600" draw:type="rectangle" draw:enhanced-path="M 0 0 L 21600 0 21600 21600 0 21600 0 0 Z N"/></draw:custom-shape><draw:custom-shape text:anchor-type="paragraph" draw:z-index="19" draw:name="Shape15" draw:style-name="gr18" draw:text-style-name="P2" svg:width="3.359cm" svg:height="3.456cm" svg:x="7.821cm" svg:y="5.701cm"><text:p/><draw:enhanced-geometry svg:viewBox="0 0 21600 21600" draw:type="rectangle" draw:enhanced-path="M 0 0 L 21600 0 21600 21600 0 21600 0 0 Z N"/></draw:custom-shape><draw:custom-shape text:anchor-type="paragraph" draw:z-index="20" draw:name="Shape16" draw:style-name="gr17" draw:text-style-name="P2" svg:width="7.82cm" svg:height="1.853cm" svg:x="11.18cm" svg:y="6.362cm"><text:p/><draw:enhanced-geometry svg:viewBox="0 0 21600 21600" draw:type="rectangle" draw:enhanced-path="M 0 0 L 21600 0 21600 21600 0 21600 0 0 Z N"/></draw:custom-shape><draw:custom-shape text:anchor-type="paragraph" draw:z-index="21" draw:name="Shape17" draw:style-name="gr16" draw:text-style-name="P2" svg:width="7.575cm" svg:height="1.34cm" svg:x="11.328cm" svg:y="8.214cm"><text:p/><draw:enhanced-geometry svg:viewBox="0 0 21600 21600" draw:type="rectangle" draw:enhanced-path="M 0 0 L 21600 0 21600 21600 0 21600 0 0 Z N"/></draw:custom-shape><draw:frame draw:style-name="fr3" draw:name="Image1" text:anchor-type="char" svg:x="-2.002cm" svg:y="-2cm" svg:width="21.001cm" svg:height="29.7cm" draw:z-index="0"><draw:image xlink:href="Pictures/10000000000009B100000DB5AF152A3889D36C93.jpg" xlink:type="simple" xlink:show="embed" xlink:actuate="onLoad" loext:mime-type="image/jpeg"/></draw:frame></text:p>
      <text:p text:style-name="P1"><draw:custom-shape text:anchor-type="paragraph" draw:z-index="22" draw:name="Shape18" draw:style-name="gr15" draw:text-style-name="P2" svg:width="6.532cm" svg:height="2.289cm" svg:x="-2cm" svg:y="-1.917cm"><text:p/><draw:enhanced-geometry svg:viewBox="0 0 21600 21600" draw:type="rectangle" draw:enhanced-path="M 0 0 L 21600 0 21600 21600 0 21600 0 0 Z N"/></draw:custom-shape><draw:custom-shape text:anchor-type="paragraph" draw:z-index="23" draw:name="Shape19" draw:style-name="gr14" draw:text-style-name="P2" svg:width="5.474cm" svg:height="0.519cm" svg:x="4.531cm" svg:y="-1.917cm"><text:p/><draw:enhanced-geometry svg:viewBox="0 0 21600 21600" draw:type="rectangle" draw:enhanced-path="M 0 0 L 21600 0 21600 21600 0 21600 0 0 Z N"/></draw:custom-shape><draw:custom-shape text:anchor-type="paragraph" draw:z-index="24" draw:name="Shape20" draw:style-name="gr13" draw:text-style-name="P2" svg:width="5.887cm" svg:height="5.095cm" svg:x="-2cm" svg:y="0.37cm"><text:p/><draw:enhanced-geometry svg:viewBox="0 0 21600 21600" draw:type="rectangle" draw:enhanced-path="M 0 0 L 21600 0 21600 21600 0 21600 0 0 Z N"/></draw:custom-shape><draw:custom-shape text:anchor-type="paragraph" draw:z-index="25" draw:name="Shape21" draw:style-name="gr12" draw:text-style-name="P2" svg:width="5.92cm" svg:height="1.62cm" svg:x="-2cm" svg:y="5.465cm"><text:p/><draw:enhanced-geometry svg:viewBox="0 0 21600 21600" draw:type="rectangle" draw:enhanced-path="M 0 0 L 21600 0 21600 21600 0 21600 0 0 Z N"/></draw:custom-shape><draw:custom-shape text:anchor-type="paragraph" draw:z-index="26" draw:name="Shape22" draw:style-name="gr11" draw:text-style-name="P2" svg:width="8.053cm" svg:height="5.624cm" svg:x="-2cm" svg:y="7.084cm"><text:p/><draw:enhanced-geometry svg:viewBox="0 0 21600 21600" draw:type="rectangle" draw:enhanced-path="M 0 0 L 21600 0 21600 21600 0 21600 0 0 Z N"/></draw:custom-shape><draw:custom-shape text:anchor-type="paragraph" draw:z-index="27" draw:name="Shape23" draw:style-name="gr10" draw:text-style-name="P2" svg:width="7.559cm" svg:height="2.382cm" svg:x="3.886cm" svg:y="2.933cm"><text:p/><draw:enhanced-geometry svg:viewBox="0 0 21600 21600" draw:type="rectangle" draw:enhanced-path="M 0 0 L 21600 0 21600 21600 0 21600 0 0 Z N"/></draw:custom-shape><draw:custom-shape text:anchor-type="paragraph" draw:z-index="28" draw:name="Shape24" draw:style-name="gr9" draw:text-style-name="P2" svg:width="2.117cm" svg:height="1.77cm" svg:x="3.919cm" svg:y="5.315cm"><text:p/><draw:enhanced-geometry svg:viewBox="0 0 21600 21600" draw:type="rectangle" draw:enhanced-path="M 0 0 L 21600 0 21600 21600 0 21600 0 0 Z N"/></draw:custom-shape><draw:custom-shape text:anchor-type="paragraph" draw:z-index="29" draw:name="Shape25" draw:style-name="gr8" draw:text-style-name="P2" svg:width="6.365cm" svg:height="3.788cm" svg:x="12.635cm" svg:y="4.373cm"><text:p/><draw:enhanced-geometry svg:viewBox="0 0 21600 21600" draw:type="rectangle" draw:enhanced-path="M 0 0 L 21600 0 21600 21600 0 21600 0 0 Z N"/></draw:custom-shape><draw:custom-shape text:anchor-type="paragraph" draw:z-index="30" draw:name="Shape26" draw:style-name="gr7" draw:text-style-name="P2" svg:width="7.458cm" svg:height="0.795cm" svg:x="11.444cm" svg:y="3.579cm"><text:p/><draw:enhanced-geometry svg:viewBox="0 0 21600 21600" draw:type="rectangle" draw:enhanced-path="M 0 0 L 21600 0 21600 21600 0 21600 0 0 Z N"/></draw:custom-shape><draw:custom-shape text:anchor-type="paragraph" draw:z-index="31" draw:name="Shape27" draw:style-name="gr6" draw:text-style-name="P2" svg:width="7.358cm" svg:height="1.357cm" svg:x="11.642cm" svg:y="1.263cm"><text:p/><draw:enhanced-geometry svg:viewBox="0 0 21600 21600" draw:type="rectangle" draw:enhanced-path="M 0 0 L 21600 0 21600 21600 0 21600 0 0 Z N"/></draw:custom-shape><draw:custom-shape text:anchor-type="paragraph" draw:z-index="32" draw:name="Shape28" draw:style-name="gr5" draw:text-style-name="P2" svg:width="7.554cm" svg:height="0.96cm" svg:x="11.444cm" svg:y="2.619cm"><text:p/><draw:enhanced-geometry svg:viewBox="0 0 21600 21600" draw:type="rectangle" draw:enhanced-path="M 0 0 L 21600 0 21600 21600 0 21600 0 0 Z N"/></draw:custom-shape><draw:frame draw:style-name="fr10" draw:name="Image2" text:anchor-type="char" svg:x="-2cm" svg:y="-1.917cm" svg:width="21.001cm" svg:height="28.787cm" draw:z-index="1"><draw:image xlink:href="Pictures/10000000000009B100000DB5BFA3EEF3475F9C86.jpg" xlink:type="simple" xlink:show="embed" xlink:actuate="onLoad" loext:mime-type="image/jpeg"/></draw:frame><draw:frame draw:style-name="fr9" draw:name="Image4" text:anchor-type="char" svg:x="6.033cm" svg:y="5.572cm" svg:width="5.33cm" svg:height="1.663cm" draw:z-index="2"><draw:image xlink:href="Pictures/10000201000004010000014043DF401405E78204.png" xlink:type="simple" xlink:show="embed" xlink:actuate="onLoad" loext:mime-type="image/png"/></draw:frame><text:soft-page-break/></text:p>
      <text:p text:style-name="P1"><draw:frame draw:style-name="fr1" draw:name="Image11" text:anchor-type="paragraph" svg:x="11.502cm" svg:y="1.542cm" svg:width="7.498cm" svg:height="1.155cm" draw:z-index="37"><draw:image xlink:href="Pictures/10000201000002690000005F502AED1854315C3B.png" xlink:type="simple" xlink:show="embed" xlink:actuate="onLoad" loext:mime-type="image/png"/></draw:frame><draw:frame draw:style-name="fr4" draw:name="Image12" text:anchor-type="paragraph" svg:x="10.472cm" svg:y="6.08cm" svg:width="8.528cm" svg:height="1.875cm" draw:z-index="38"><draw:image xlink:href="Pictures/100002010000027D0000008CD5FA2E93AA1AC037.png" xlink:type="simple" xlink:show="embed" xlink:actuate="onLoad" loext:mime-type="image/png"/></draw:frame><draw:frame draw:style-name="fr2" draw:name="Image14" text:anchor-type="paragraph" svg:x="6.197cm" svg:y="5.311cm" svg:width="1.619cm" svg:height="0.399cm" draw:z-index="40"><draw:image xlink:href="Pictures/10000201000000AB0000002AC6CA0B59E4D09F32.png" xlink:type="simple" xlink:show="embed" xlink:actuate="onLoad" loext:mime-type="image/png"/></draw:frame><draw:frame draw:style-name="fr2" draw:name="Image15" text:anchor-type="paragraph" svg:x="7.814cm" svg:y="5.311cm" svg:width="4.711cm" svg:height="0.34cm" draw:z-index="41"><draw:image xlink:href="Pictures/10000201000001A10000001EE6D9C8010DB00D99.png" xlink:type="simple" xlink:show="embed" xlink:actuate="onLoad" loext:mime-type="image/png"/></draw:frame><draw:frame draw:style-name="fr2" draw:name="Image16" text:anchor-type="paragraph" svg:x="6.052cm" svg:y="5.934cm" svg:width="1.743cm" svg:height="0.249cm" draw:z-index="42"><draw:image xlink:href="Pictures/10000201000000D30000001E12A406C42AD5656F.png" xlink:type="simple" xlink:show="embed" xlink:actuate="onLoad" loext:mime-type="image/png"/></draw:frame><draw:frame draw:style-name="fr2" draw:name="Image17" text:anchor-type="paragraph" svg:x="6.052cm" svg:y="6.181cm" svg:width="4.263cm" svg:height="0.355cm" draw:z-index="43"><draw:image xlink:href="Pictures/100002010000018E00000021651606F3522005D2.png" xlink:type="simple" xlink:show="embed" xlink:actuate="onLoad" loext:mime-type="image/png"/></draw:frame><draw:frame draw:style-name="fr2" draw:name="Image18" text:anchor-type="paragraph" svg:x="6.052cm" svg:y="6.685cm" svg:width="1.903cm" svg:height="0.351cm" draw:z-index="46"><draw:image xlink:href="Pictures/10000201000000AE000000208F1B7395352A0BFE.png" xlink:type="simple" xlink:show="embed" xlink:actuate="onLoad" loext:mime-type="image/png"/></draw:frame><draw:frame draw:style-name="fr2" draw:name="Image19" text:anchor-type="paragraph" svg:x="6.052cm" svg:y="7.034cm" svg:width="4.339cm" svg:height="0.335cm" draw:z-index="47"><draw:image xlink:href="Pictures/100002010000019F00000020A0060F29FB8C1B05.png" xlink:type="simple" xlink:show="embed" xlink:actuate="onLoad" loext:mime-type="image/png"/></draw:frame><draw:frame draw:style-name="fr2" draw:name="Image20" text:anchor-type="paragraph" svg:x="6.241cm" svg:y="8.017cm" svg:width="4.075cm" svg:height="0.467cm" draw:z-index="49"><draw:image xlink:href="Pictures/100002010000014300000025F458B2ACFD6380B6.png" xlink:type="simple" xlink:show="embed" xlink:actuate="onLoad" loext:mime-type="image/png"/></draw:frame><draw:frame draw:style-name="fr2" draw:name="Image21" text:anchor-type="paragraph" svg:x="6.052cm" svg:y="8.483cm" svg:width="5.47cm" svg:height="0.7cm" draw:z-index="50"><draw:image xlink:href="Pictures/10000201000001CD0000003BCDDF94C93D424E36.png" xlink:type="simple" xlink:show="embed" xlink:actuate="onLoad" loext:mime-type="image/png"/></draw:frame><draw:frame draw:style-name="fr1" draw:name="Image3" text:anchor-type="paragraph" svg:x="10.88cm" svg:y="23.227cm" svg:width="7.93cm" svg:height="1.349cm" draw:z-index="52"><draw:image xlink:href="Pictures/100002010000024C00000064ACD2579D747C4493.png" xlink:type="simple" xlink:show="embed" xlink:actuate="onLoad" loext:mime-type="image/png"/></draw:frame><draw:custom-shape text:anchor-type="paragraph" draw:z-index="44" draw:name="Shape29" draw:style-name="gr4" draw:text-style-name="P2" svg:width="4.262cm" svg:height="0.71cm" svg:x="6.052cm" svg:y="5.824cm"><text:p/><draw:enhanced-geometry svg:viewBox="0 0 21600 21600" draw:type="rectangle" draw:enhanced-path="M 0 0 L 21600 0 21600 21600 0 21600 0 0 Z N"/></draw:custom-shape><draw:custom-shape text:anchor-type="paragraph" draw:z-index="45" draw:name="Shape30" draw:style-name="gr3" draw:text-style-name="P2" svg:width="6.455cm" svg:height="0.638cm" svg:x="6.052cm" svg:y="5.205cm"><text:p/><draw:enhanced-geometry svg:viewBox="0 0 21600 21600" draw:type="rectangle" draw:enhanced-path="M 0 0 L 21600 0 21600 21600 0 21600 0 0 Z N"/></draw:custom-shape><draw:custom-shape text:anchor-type="paragraph" draw:z-index="48" draw:name="Shape31" draw:style-name="gr2" draw:text-style-name="P2" svg:width="4.419cm" svg:height="0.835cm" svg:x="6.052cm" svg:y="6.533cm"><text:p/><draw:enhanced-geometry svg:viewBox="0 0 21600 21600" draw:type="rectangle" draw:enhanced-path="M 0 0 L 21600 0 21600 21600 0 21600 0 0 Z N"/></draw:custom-shape><draw:custom-shape text:anchor-type="paragraph" draw:z-index="51" draw:name="Shape32" draw:style-name="gr1" draw:text-style-name="P2" svg:width="5.529cm" svg:height="1.267cm" svg:x="6.052cm" svg:y="7.997cm"><text:p/><draw:enhanced-geometry svg:viewBox="0 0 21600 21600" draw:type="rectangle" draw:enhanced-path="M 0 0 L 21600 0 21600 21600 0 21600 0 0 Z N"/></draw:custom-shape><text:soft-page-break/><text:tab/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13" text:anchor-type="char" svg:x="6.024cm" svg:y="5.5cm" svg:width="9.188cm" svg:height="5.503cm" draw:z-index="39"><draw:image xlink:href="Pictures/1000020100000398000002277751278A4214B098.png" xlink:type="simple" xlink:show="embed" xlink:actuate="onLoad" loext:mime-type="image/png"/></draw:frame><draw:frame draw:style-name="fr8" draw:name="Image7" text:anchor-type="char" svg:x="0.318cm" svg:y="1.87cm" svg:width="9.264cm" svg:height="4.8cm" draw:z-index="3"><draw:image xlink:href="Pictures/10000201000004330000022DED6898FB43D16F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22:06:40.022240742</meta:creation-date>
    <meta:generator>LibreOffice/6.4.7.2$Linux_X86_64 LibreOffice_project/40$Build-2</meta:generator>
    <dc:date>2021-12-04T18:26:49.751151800</dc:date>
    <meta:editing-duration>PT4H3M5S</meta:editing-duration>
    <meta:editing-cycles>20</meta:editing-cycles>
    <meta:document-statistic meta:table-count="0" meta:image-count="21" meta:object-count="0" meta:page-count="3" meta:paragraph-count="1" meta:word-count="0" meta:character-count="1" meta:non-whitespace-character-count="0"/>
  </office:meta>
</office:document-meta>
</file>